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0b326" officeooo:paragraph-rsid="0000b69f"/>
    </style:style>
    <style:style style:name="P2" style:family="paragraph" style:parent-style-name="Standard">
      <style:text-properties officeooo:paragraph-rsid="0000b69f"/>
    </style:style>
    <style:style style:name="T1" style:family="text">
      <style:text-properties officeooo:rsid="0000b351"/>
    </style:style>
    <style:style style:name="T2" style:family="text">
      <style:text-properties officeooo:rsid="0000b69f"/>
    </style:style>
    <style:style style:name="T3" style:family="text">
      <style:text-properties officeooo:rsid="0000b326"/>
    </style:style>
    <style:style style:name="T4" style:family="text">
      <style:text-properties officeooo:rsid="0001d6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Jsonp: là viết tắt của json whit padding <text:s/>dùng để thêm các thẻ &lt;script&gt; động trong quá trình trang web <text:s/>làm việc kết hợp với dữ liệu lấy từ serve <text:s/>để tạo callback khi dữ liệu được <text:s/>tải xong ,đây là việc nạp một đoạn mã javascript từ xa đoạn mã này chứa một lời gọi hàm từ chính trang hiện tại và với tham số là dữ liệu json được lấy từ server </text:span><text:s text:c="2"/></text:p>
      <text:p text:style-name="P2"><text:span text:style-name="T4">datajson:</text:span><text:a xlink:type="simple" xlink:href="https://api.github.com/users/jeresig" text:style-name="Internet_20_link" text:visited-style-name="Visited_20_Internet_20_Link">https://api.github.com/users/jeresig</text:a><text:span text:style-name="T3"> <text:s text:c="6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09:28:24.770553545</meta:creation-date>
    <dc:date>2020-03-30T16:28:38.226741726</dc:date>
    <meta:editing-duration>PT5M52S</meta:editing-duration>
    <meta:editing-cycles>4</meta:editing-cycles>
    <meta:generator>LibreOffice/6.0.7.3$Linux_X86_64 LibreOffice_project/00m0$Build-3</meta:generator>
    <meta:document-statistic meta:table-count="0" meta:image-count="0" meta:object-count="0" meta:page-count="1" meta:paragraph-count="2" meta:word-count="75" meta:character-count="455" meta:non-whitespace-character-count="311"/>
  </office:meta>
</office:document-meta>
</file>